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048" officeooo:paragraph-rsid="00125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ngun problema al realizar la actividad.</text:p>
      <text:p text:style-name="P1"/>
      <text:p text:style-name="P1">Se utilizaron funciones, y opereciones basicas con atributos y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0-01T02:10:13.699258256</meta:creation-date>
    <dc:date>2014-10-01T02:23:15.867261554</dc:date>
    <dc:creator>cebox </dc:creator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110" meta:non-whitespace-character-count="96"/>
    <meta:generator>LibreOffice/4.2.6.3$Linux_X86_64 LibreOffice_project/420m0$Build-3</meta:generator>
  </office:meta>
</office:document-meta>
</file>